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3.31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6.739cm"/>
    </style:style>
    <style:style style:name="gr3" style:family="graphic" style:parent-style-name="standard">
      <style:graphic-properties draw:textarea-horizontal-align="justify" draw:textarea-vertical-align="middle" draw:auto-grow-height="false" fo:min-height="2.544cm" fo:min-width="3.691cm"/>
    </style:style>
    <style:style style:name="gr4" style:family="graphic" style:parent-style-name="standard">
      <style:graphic-properties draw:textarea-horizontal-align="justify" draw:textarea-vertical-align="middle" draw:auto-grow-height="false" fo:min-height="2.798cm" fo:min-width="3.691cm"/>
    </style:style>
    <style:style style:name="gr5" style:family="graphic" style:parent-style-name="standard">
      <style:graphic-properties draw:textarea-horizontal-align="justify" draw:textarea-vertical-align="middle" draw:auto-grow-height="false" fo:min-height="0.83cm" fo:min-width="1.088cm"/>
    </style:style>
    <style:style style:name="gr6" style:family="graphic" style:parent-style-name="standard">
      <style:graphic-properties draw:textarea-horizontal-align="justify" draw:textarea-vertical-align="middle" draw:auto-grow-height="false" fo:min-height="1.277cm" fo:min-width="2.46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021cm" fo:min-width="0cm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175cm" fo:min-width="2.73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159cm" svg:x="2.651cm" svg:y="1.381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39cm" svg:height="2.286cm" svg:x="6.19cm" svg:y="7.498cm">
          <text:p text:style-name="P1">TO DO ITE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91cm" svg:height="2.794cm" svg:x="4.048cm" svg:y="12.049cm">
          <text:p text:style-name="P1">LOCA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191cm" svg:height="3.048cm" svg:x="10.398cm" svg:y="11.795cm">
          <text:p text:style-name="P1">CREATION</text:p>
          <text:p text:style-name="P1">DAT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75cm" svg:height="2.159cm" svg:x="6.969cm" svg:y="4.302cm">
          <text:p text:style-name="P1">manag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4.191cm" svg:height="2.159cm" svg:x="11.541cm" svg:y="2.651cm">
          <text:p text:style-name="P1">Item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6.308cm" svg:y1="3.526cm" svg:x2="7.604cm" svg:y2="4.937cm">
          <text:p/>
        </draw:line>
        <draw:line draw:style-name="gr7" draw:text-style-name="P2" draw:layer="layout" svg:x1="7.604cm" svg:y1="5.699cm" svg:x2="6.842cm" svg:y2="6.334cm">
          <text:p/>
        </draw:line>
        <draw:line draw:style-name="gr7" draw:text-style-name="P2" draw:layer="layout" svg:x1="6.715cm" svg:y1="6.715cm" svg:x2="7.35cm" svg:y2="7.223cm">
          <text:p/>
        </draw:line>
        <draw:line draw:style-name="gr7" draw:text-style-name="P2" draw:layer="layout" svg:x1="6.715cm" svg:y1="6.715cm" svg:x2="6.207cm" svg:y2="7.223cm">
          <text:p/>
        </draw:line>
        <draw:line draw:style-name="gr7" draw:text-style-name="P2" draw:layer="layout" svg:x1="6.715cm" svg:y1="6.715cm" svg:x2="6.666cm" svg:y2="7.357cm">
          <text:p/>
        </draw:line>
        <draw:ellipse draw:style-name="gr8" draw:text-style-name="P1" draw:layer="layout" svg:width="0.635cm" svg:height="0.381cm" draw:transform="rotate (-3.14159265358979) translate (6.334cm 5.826cm)" draw:kind="arc" draw:start-angle="314.16" draw:end-angle="314.16">
          <text:p/>
        </draw:ellipse>
        <draw:custom-shape draw:style-name="gr9" draw:text-style-name="P3" draw:layer="layout" svg:width="0.635cm" svg:height="0.381cm" svg:x="6.461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7.477cm" svg:y1="9.89cm" svg:x2="6.969cm" svg:y2="12.049cm">
          <text:p/>
        </draw:line>
        <draw:line draw:style-name="gr7" draw:text-style-name="P2" draw:layer="layout" svg:x1="7.096cm" svg:y1="11.287cm" svg:x2="7.477cm" svg:y2="12.049cm">
          <text:p/>
        </draw:line>
        <draw:line draw:style-name="gr7" draw:text-style-name="P2" draw:layer="layout" svg:x1="7.223cm" svg:y1="11.287cm" svg:x2="6.588cm" svg:y2="12.049cm">
          <text:p/>
        </draw:line>
        <draw:line draw:style-name="gr7" draw:text-style-name="P2" draw:layer="layout" svg:x1="6.969cm" svg:y1="9.89cm" svg:x2="7.35cm" svg:y2="10.271cm">
          <text:p/>
        </draw:line>
        <draw:line draw:style-name="gr7" draw:text-style-name="P2" draw:layer="layout" svg:x1="7.858cm" svg:y1="9.89cm" svg:x2="7.35cm" svg:y2="10.271cm">
          <text:p/>
        </draw:line>
        <draw:line draw:style-name="gr7" draw:text-style-name="P2" draw:layer="layout" svg:x1="12.43cm" svg:y1="9.763cm" svg:x2="12.303cm" svg:y2="12.049cm">
          <text:p/>
        </draw:line>
        <draw:line draw:style-name="gr7" draw:text-style-name="P2" draw:layer="layout" svg:x1="11.922cm" svg:y1="11.287cm" svg:x2="12.938cm" svg:y2="11.287cm">
          <text:p/>
        </draw:line>
        <draw:line draw:style-name="gr7" draw:text-style-name="P2" draw:layer="layout" svg:x1="11.795cm" svg:y1="10.779cm" svg:x2="12.811cm" svg:y2="10.779cm">
          <text:p/>
        </draw:line>
        <draw:line draw:style-name="gr7" draw:text-style-name="P2" draw:layer="layout" svg:x1="13.065cm" svg:y1="4.556cm" svg:x2="12.938cm" svg:y2="7.096cm">
          <text:p/>
        </draw:line>
        <draw:line draw:style-name="gr7" draw:text-style-name="P2" draw:layer="layout" svg:x1="12.43cm" svg:y1="5.191cm" svg:x2="13.446cm" svg:y2="5.191cm">
          <text:p/>
        </draw:line>
        <draw:line draw:style-name="gr10" draw:text-style-name="P2" draw:layer="layout" svg:x1="12.43cm" svg:y1="5.572cm" svg:x2="13.573cm" svg:y2="5.572cm">
          <text:p/>
        </draw:line>
        <draw:line draw:style-name="gr11" draw:text-style-name="P2" draw:layer="layout" svg:x1="8.874cm" svg:y1="9.89cm" svg:x2="10.525cm" svg:y2="17.002cm">
          <text:p/>
        </draw:line>
        <draw:line draw:style-name="gr7" draw:text-style-name="P2" draw:layer="layout" svg:x1="9.89cm" svg:y1="10.652cm" svg:x2="8.366cm" svg:y2="11.033cm">
          <text:p/>
        </draw:line>
        <draw:line draw:style-name="gr7" draw:text-style-name="P2" draw:layer="layout" svg:x1="11.16cm" svg:y1="15.859cm" svg:x2="9.89cm" svg:y2="16.494cm">
          <text:p/>
        </draw:line>
        <draw:custom-shape draw:style-name="gr12" draw:text-style-name="P1" draw:layer="layout" svg:width="4.572cm" svg:height="3.429cm" svg:x="9.89cm" svg:y="16.621cm">
          <text:p text:style-name="P1">REMIN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21:46:00.206094408</meta:creation-date>
    <dc:date>2019-02-10T22:07:07.035177415</dc:date>
    <meta:editing-duration>PT42S</meta:editing-duration>
    <meta:editing-cycles>1</meta:editing-cycles>
    <meta:document-statistic meta:object-count="28"/>
    <meta:generator>LibreOffice/6.0.6.2$Linux_X86_64 LibreOffice_project/00m0$Build-2</meta:generator>
  </office:meta>
</office:document-meta>
</file>